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3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5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ahoma1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ahoma1"/>
    </style:style>
    <style:style style:name="P11" style:family="paragraph" style:parent-style-name="Standard2">
      <style:text-properties style:font-name="Tahoma1"/>
    </style:style>
    <style:style style:name="P12" style:family="paragraph" style:parent-style-name="Standard2">
      <style:paragraph-properties fo:text-align="center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2">
      <style:text-properties style:font-name="Tahoma1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2">
      <style:paragraph-properties fo:text-align="end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text:id="ct-1307022368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text:id="ct-1307021960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text:id="ct-1307186384">
          <text:insertion>
            <office:change-info>
              <dc:creator>Gauthier Bastien</dc:creator>
              <dc:date>2012-03-20T15:43:00</dc:date>
            </office:change-info>
          </text:insertion>
        </text:changed-region>
        <text:changed-region text:id="ct-1307203944">
          <text:insertion>
            <office:change-info>
              <dc:creator>Gauthier Bastien</dc:creator>
              <dc:date>2012-03-20T15:39:00</dc:date>
            </office:change-info>
          </text:insertion>
        </text:changed-region>
        <text:changed-region text:id="ct-1307197064">
          <text:insertion>
            <office:change-info>
              <dc:creator>Gauthier Bastien</dc:creator>
              <dc:date>2011-04-19T13:54:00</dc:date>
            </office:change-info>
          </text:insertion>
        </text:changed-region>
        <text:changed-region text:id="ct-1307201376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text:id="ct-1307020768">
          <text:insertion>
            <office:change-info>
              <dc:creator>inconnu</dc:creator>
              <dc:date>2010-01-22T08:17:00</dc:date>
            </office:change-info>
          </text:insertion>
        </text:changed-region>
        <text:changed-region text:id="ct-1307013952">
          <text:insertion>
            <office:change-info>
              <dc:creator>Gauthier Bastien</dc:creator>
              <dc:date>2012-03-20T15:39:00</dc:date>
            </office:change-info>
          </text:insertion>
        </text:changed-region>
        <text:changed-region text:id="ct-1307014184">
          <text:insertion>
            <office:change-info>
              <dc:creator>Gauthier Bastien</dc:creator>
              <dc:date>2012-03-20T15:39:00</dc:date>
            </office:change-info>
          </text:insertion>
        </text:changed-region>
        <text:changed-region text:id="ct-1307182176">
          <text:insertion>
            <office:change-info>
              <dc:creator>inconnu</dc:creator>
              <dc:date>2010-01-22T08:18:00</dc:date>
            </office:change-info>
          </text:insertion>
        </text:changed-region>
        <text:changed-region text:id="ct-1309312808">
          <text:insertion>
            <office:change-info>
              <dc:creator>Gauthier Bastien</dc:creator>
              <dc:date>2012-03-21T11:41:00</dc:date>
            </office:change-info>
          </text:insertion>
        </text:changed-region>
        <text:changed-region text:id="ct-1309290184">
          <text:insertion>
            <office:change-info>
              <dc:creator>Gauthier Bastien</dc:creator>
              <dc:date>2012-03-21T11:42:00</dc:date>
            </office:change-info>
          </text:insertion>
        </text:changed-region>
        <text:changed-region text:id="ct-1309642088">
          <text:insertion>
            <office:change-info>
              <dc:creator>Gauthier Bastien</dc:creator>
              <dc:date>2012-03-21T11:42:00</dc:date>
            </office:change-info>
          </text:insertion>
        </text:changed-region>
        <text:changed-region text:id="ct-1309107176">
          <text:insertion>
            <office:change-info>
              <dc:creator>Gauthier Bastien</dc:creator>
              <dc:date>2012-03-21T11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</text:p>
          <text:p text:style-name="P1">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-1307022368"/>self.displayValue(self.listProposingGroup(),self.getProposingGroup())<text:change-end text:change-id="ct-1307022368"/></text:p>
          <text:p text:style-name="P3"><text:line-break/>Correspondant :<text:line-break/><text:change-start text:change-id="ct-1307021960"/>self.portal_membership.getMemberInfo(self.Creator())['fullname']<text:change-end text:change-id="ct-1307021960"/></text:p>
          <text:p text:style-name="P3"><text:line-break/>Références :<text:line-break/><text:change-start text:change-id="ct-1307186384"/>self.getItemReference()<text:change-end text:change-id="ct-1307186384"/></text:p>
        </draw:text-box>
      </draw:frame>
      <text:p text:style-name="P11"><text:span text:style-name="T1">Du registre aux délibérations du Collège communal a été extrait ce qui suit :</text:span><text:line-break/></text:p>
      <text:p text:style-name="P12">Séance du <text:change-start text:change-id="ct-1307203944"/>self.getMeeting().Title()<text:change-end text:change-id="ct-1307203944"/></text:p>
      <text:p text:style-name="P11"><text:line-break/><text:span text:style-name="T2">Etaient présents :</text:span></text:p>
      <text:p text:style-name="P7"><office:annotation><dc:date>2009-09-29T00:00:00</dc:date><text:p>do text</text:p><text:p>from xhtml(self.adapted().getStrikedItemAssembly())</text:p></office:annotation>Assemblée</text:p>
      <text:p text:style-name="P13"><text:span text:style-name="T3">Objet n°</text:span><text:change-start text:change-id="ct-1307197064"/><text:span text:style-name="T3">self.getItemNumber(relativeTo='meeting')</text:span><text:change-end text:change-id="ct-1307197064"/><text:span text:style-name="T3"> : </text:span><text:change-start text:change-id="ct-1307201376"/><text:span text:style-name="T3">self.</text:span>Title()<text:change-end text:change-id="ct-1307201376"/></text:p>
      <text:p text:style-name="P11"/>
      <text:p text:style-name="P10"><office:annotation><dc:date>2009-09-29T00:00:00</dc:date><text:p>do text</text:p><text:p>from xhtml(self.getDecision())</text:p></office:annotation>Décision</text:p>
      <text:p text:style-name="P11"/>
      <text:p text:style-name="P11"><text:span text:style-name="T1">Fait en séance à l’Hôtel de Ville, date que dessus.</text:span><text:lin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<text:change-start text:change-id="ct-1307020768"/>self.getMeeting().getSignatures().split('\n')[0]<text:change-end text:change-id="ct-1307020768"/></text:p>
          </table:table-cell>
          <table:table-cell table:style-name="Tableau2.A1" office:value-type="string">
            <text:p text:style-name="P14"><text:change-start text:change-id="ct-1307013952"/>self.getMeeting().getSignatures().split('\n')[2]<text:change-end text:change-id="ct-1307013952"/></text:p>
          </table:table-cell>
        </table:table-row>
        <table:table-row>
          <table:table-cell table:style-name="Tableau2.A1" office:value-type="string">
            <text:p text:style-name="P13">(s) <text:change-start text:change-id="ct-1307014184"/>self.getMeeting().getSignatures().split('\n')[1]<text:change-end text:change-id="ct-1307014184"/></text:p>
          </table:table-cell>
          <table:table-cell table:style-name="Tableau2.A1" office:value-type="string">
            <text:p text:style-name="P14">(s) <text:change-start text:change-id="ct-1307182176"/>self.getMeeting().getSignatures().split('\n')[3]<text:change-end text:change-id="ct-1307182176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3"><text:change-start text:change-id="ct-1309312808"/>meetingConfig.getSignatures().split('\n')[0]<text:change-end text:change-id="ct-1309312808"/></text:p>
            </table:table-cell>
            <table:table-cell table:style-name="Tableau1.A1" office:value-type="string">
              <text:p text:style-name="P14"><text:change-start text:change-id="ct-1309290184"/>meetingConfig.getSignatures().split('\n')[2]<text:change-end text:change-id="ct-1309290184"/></text:p>
            </table:table-cell>
          </table:table-row>
        </table:table-header-rows>
        <table:table-row>
          <table:table-cell table:style-name="Tableau1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1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Tableau1.A1" office:value-type="string">
            <text:p text:style-name="P13"><text:change-start text:change-id="ct-1309642088"/>meetingConfig.getSignatures().split('\n')[1]<text:change-end text:change-id="ct-1309642088"/></text:p>
          </table:table-cell>
          <table:table-cell table:style-name="Tableau1.A1" office:value-type="string">
            <text:p text:style-name="P14"><text:change-start text:change-id="ct-1309107176"/>meetingConfig.getSignatures().split('\n')[3]<text:change-end text:change-id="ct-1309107176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3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fo:text-align="start" style:justify-single-word="false" fo:text-indent="0cm" style:auto-text-indent="false"/>
      <style:text-properties style:font-name="Tahoma" fo:font-size="11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alignTableCenter" style:family="paragraph" style:parent-style-name="Standard">
      <style:paragraph-properties fo:text-align="center" style:justify-single-word="false"/>
    </style:style>
    <style:style style:name="alignTableRight" style:family="paragraph" style:parent-style-name="Standard">
      <style:paragraph-properties fo:text-align="end" style:justify-single-word="false"/>
    </style:style>
    <style:style style:name="alignTableLeft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8-17T12:57:09</meta:creation-date>
    <dc:language>fr-FR</dc:language>
    <meta:editing-cycles>24</meta:editing-cycles>
    <meta:editing-duration>PT01H07M20S</meta:editing-duration>
    <meta:initial-creator>Gauthier Bastien</meta:initial-creator>
    <dc:date>2012-03-21T11:42:31</dc:date>
    <dc:creator>Gauthier Bastien</dc:creator>
    <meta:document-statistic meta:table-count="2" meta:image-count="0" meta:object-count="0" meta:page-count="1" meta:paragraph-count="22" meta:word-count="66" meta:character-count="919"/>
    <meta:user-defined meta:name="Info 1"/>
    <meta:user-defined meta:name="Info 2"/>
    <meta:user-defined meta:name="Info 3"/>
    <meta:user-defined meta:name="Info 4"/>
  </office:meta>
</office:document-meta>
</file>